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="DejaVu Sans1" fo:font-size="14pt" officeooo:rsid="001cfdd3" officeooo:paragraph-rsid="001cfdd3" style:font-name-asian="DejaVu Sans1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1cfdd3" officeooo:paragraph-rsid="001cfdd3" style:font-size-asian="12.25pt" style:font-size-complex="14pt"/>
    </style:style>
    <style:style style:name="P4" style:family="paragraph" style:parent-style-name="Text_20_body">
      <style:paragraph-properties fo:margin-top="0in" fo:margin-bottom="0.0575in" style:contextual-spacing="false" fo:text-align="start" style:justify-single-word="false"/>
      <style:text-properties fo:font-size="14pt" officeooo:rsid="001cfdd3" officeooo:paragraph-rsid="001cfdd3" style:font-size-asian="12.25pt" style:font-size-complex="14pt"/>
    </style:style>
    <style:style style:name="P5" style:family="paragraph" style:parent-style-name="Text_20_body">
      <style:paragraph-properties fo:margin-top="0in" fo:margin-bottom="0.0575in" style:contextual-spacing="false" fo:text-align="start" style:justify-single-word="false"/>
      <style:text-properties fo:font-size="14pt" fo:font-weight="bold" officeooo:rsid="001cfdd3" officeooo:paragraph-rsid="001cfdd3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.0575in" style:contextual-spacing="false" fo:text-align="start" style:justify-single-word="false"/>
      <style:text-properties fo:font-size="16pt" officeooo:rsid="001cfdd3" officeooo:paragraph-rsid="001cfdd3" style:font-size-asian="16pt" style:font-size-complex="16pt"/>
    </style:style>
    <style:style style:name="P7" style:family="paragraph" style:parent-style-name="Text_20_body">
      <style:paragraph-properties fo:margin-top="0in" fo:margin-bottom="0.0575in" style:contextual-spacing="false" fo:text-align="start" style:justify-single-word="false"/>
      <style:text-properties fo:font-size="16pt" officeooo:rsid="001cfdd3" officeooo:paragraph-rsid="0020adcb" style:font-size-asian="16pt" style:font-size-complex="16pt"/>
    </style:style>
    <style:style style:name="T1" style:family="text">
      <style:text-properties officeooo:rsid="001eb2e2"/>
    </style:style>
    <style:style style:name="T2" style:family="text">
      <style:text-properties fo:font-weight="bold" officeooo:rsid="001eb2e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officeooo:rsid="001eb2e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一、生物體中的分層次序 :</text:p>
      <text:p text:style-name="P5"><text:s/><text:span text:style-name="T3">分子 → 聚合物 → 胞器 → 細胞 → 組織 → 器官 → (器官系統) → 個體</text:span></text:p>
      <text:p text:style-name="P4"><text:tab/>a. 聚合物如：多醣<text:span text:style-name="T1">(肝醣、澱粉、纖維素、幾丁質)、蛋白質(由20多種胺基酸組成<text:tab/>而成)、核酸(由4種不同的核苷酸組成而成)</text:span></text:p>
      <text:p text:style-name="P4"><text:tab/><text:span text:style-name="T1">b. 組織如：I. 動物中 – 肌肉、神經、結締、表皮 II. 高等植物中 – 營養組織(根莖<text:tab/>葉)、生殖組織(花果實種)</text:span></text:p>
      <text:p text:style-name="P3"><text:span text:style-name="T1"><text:tab/>c. 植物中</text:span><text:span text:style-name="T2">不含器官系統</text:span><text:span text:style-name="T1">層次，但具有類似的</text:span><text:span text:style-name="T2">組織系統</text:span></text:p>
      <text:p text:style-name="P3"><text:span text:style-name="T2"/></text:p>
      <text:p text:style-name="P7"><text:span text:style-name="T4">二、細胞的發現與細胞學說的發展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ld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ejaVu Sans1" fo:font-size="14pt" officeooo:rsid="001cfdd3" officeooo:paragraph-rsid="001cfdd3" style:font-name-asian="DejaVu Sans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1-1 細胞的構造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54:12.256910302</meta:creation-date>
    <meta:generator>LibreOffice/7.0.4.2$Linux_X86_64 LibreOffice_project/00$Build-2</meta:generator>
    <dc:date>2021-10-24T21:24:24.970144225</dc:date>
    <meta:editing-duration>PT5M32S</meta:editing-duration>
    <meta:editing-cycles>1</meta:editing-cycles>
    <meta:document-statistic meta:table-count="0" meta:image-count="0" meta:object-count="0" meta:page-count="1" meta:paragraph-count="8" meta:word-count="189" meta:character-count="233" meta:non-whitespace-character-count="200"/>
  </office:meta>
</office:document-meta>
</file>